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9" table:default-cell-style-name="ce17"/>
        <table:table-column table:style-name="co10" table:number-columns-repeated="22" table:default-cell-style-name="ce20"/>
        <table:table-column table:style-name="co1" table:number-columns-repeated="2" table:default-cell-style-name="ce20"/>
        <table:table-row table:style-name="ro1">
          <table:table-cell/>
          <table:table-cell table:style-name="Default" table:number-columns-repeated="25"/>
        </table:table-row>
        <table:table-row table:style-name="ro2">
          <table:table-cell table:number-columns-repeated="2"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2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7" office:value-type="float" office:value="26" calcext:value-type="float">
            <text:p>26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7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6" office:value-type="float" office:value="40" calcext:value-type="float">
            <text:p>40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7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18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6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18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18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14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7"/>
        <table:table-column table:style-name="co5" table:default-cell-style-name="ce20"/>
        <table:table-column table:style-name="co6" table:default-cell-style-name="ce22"/>
        <table:table-column table:style-name="co7" table:default-cell-style-name="ce22"/>
        <table:table-column table:style-name="co7" table:default-cell-style-name="ce2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First</text:p>
          </table:table-cell>
          <table:table-cell table:style-name="ce21" office:value-type="string" calcext:value-type="string">
            <text:p>Empty</text:p>
          </table:table-cell>
          <table:table-cell table:style-name="ce21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 $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 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 $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21"/>
        <table:table-column table:style-name="co8" table:default-cell-style-name="ce22"/>
        <table:table-column table:style-name="co1" table:default-cell-style-name="Default"/>
        <table:table-row table:style-name="ro1">
          <table:table-cell/>
          <table:table-cell table:style-name="ce25" office:value-type="string" calcext:value-type="string">
            <text:p>Pravidlo r</text:p>
          </table:table-cell>
          <table:table-cell table:style-name="ce25" office:value-type="string" calcext:value-type="string">
            <text:p>Predict (r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 end else</text:p>
          </table:table-cell>
          <table:table-cell table:style-name="ce2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 end else</text:p>
          </table:table-cell>
          <table:table-cell table:style-name="ce2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 end else</text:p>
          </table:table-cell>
          <table:table-cell table:style-name="ce2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 end</text:p>
          </table:table-cell>
          <table:table-cell table:style-name="ce2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 $</text:p>
          </table:table-cell>
          <table:table-cell table:style-name="ce2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 end</text:p>
          </table:table-cell>
          <table:table-cell table:style-name="ce2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 $</text:p>
          </table:table-cell>
          <table:table-cell table:style-name="ce2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5:04:40.783643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2-03T15:05:08.214768883</dc:date>
    <meta:editing-duration>PT16H55M59S</meta:editing-duration>
    <meta:editing-cycles>237</meta:editing-cycles>
    <meta:generator>LibreOffice/7.0.5.2$Linux_X86_64 LibreOffice_project/00$Build-2</meta:generator>
    <meta:document-statistic meta:table-count="3" meta:cell-count="369" meta:object-count="0"/>
  </office:meta>
</office:document-meta>
</file>